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lly_cab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tance (miles)</text:p>
          </table:table-cell>
          <table:table-cell office:value-type="string" calcext:value-type="string">
            <text:p>Fare ($)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73.75" calcext:value-type="float">
            <text:p>73.75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83.25" calcext:value-type="float">
            <text:p>83.2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0.5" calcext:value-type="float">
            <text:p>190.5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9.65" calcext:value-type="float">
            <text:p>19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18" meta:object-count="0"/>
    <meta:generator>LibreOffice/6.4.2.2$Linux_X86_64 LibreOffice_project/470efa65018866d4eccd0320fc85de07297c8d71</meta:generator>
  </office:meta>
</office:document-meta>
</file>